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MP0">
      <style:paragraph-properties fo:text-align="center" style:justify-single-word="false" style:page-number="auto" fo:break-before="page"/>
    </style:style>
    <style:style style:name="T1" style:family="text">
      <style:text-properties style:font-name-complex="Mang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istes améliorations du modèle :</text:p>
      <text:p text:style-name="P1"/>
      <text:p text:style-name="Standard">DESIGN :</text:p>
      <text:p text:style-name="Standard">- Fixer la même échelle pour comparer les courbes.</text:p>
      <text:p text:style-name="Standard">- Fixer clairement l’espace et le temps dans la présentation du jeu</text:p>
      <text:p text:style-name="Standard">- Mieux contextualiser le jeu (donner le cadre)</text:p>
      <text:p text:style-name="Standard">- Session 1 : session pendant laquelle on répond aux questions des joueurs qui prennent des décisions vite ; session 2 : session pendant laquelle les modérateurs ne font plus qu’animer.</text:p>
      <text:p text:style-name="Standard">- Matérialiser les jetons.</text:p>
      <text:p text:style-name="Standard">- Dans la présentation, préciser la trajectoire des déchets (quels villages impactent quels autres villages).</text:p>
      <text:p text:style-name="Standard">- Préciser l’utilité de chaque carte (symboles impacts)</text:p>
      <text:p text:style-name="Standard">- Augmenter taille des cartes</text:p>
      <text:p text:style-name="Standard"/>
      <text:p text:style-name="Standard"/>
      <text:p text:style-name="Standard">MODELE :</text:p>
      <text:p text:style-name="Standard"><office:annotation office:name="0" loext:resolved="false"><dc:creator>leo bire</dc:creator><dc:date>2022-05-20T16:57:00</dc:date><text:p>Issue créée</text:p></office:annotation>- Ajouter timer pour chaque tour.<office:annotation-end office:name="0"/></text:p>
      <text:p text:style-name="Standard">- Faire apparaître le budget dès le début du tour du premier joueur.</text:p>
      <text:p text:style-name="Standard">- Réduire l’augmentation de la population annuelle.</text:p>
      <text:p text:style-name="Standard">- Faire augmenter le budget proportionnellement au gain de la population.</text:p>
      <text:p text:style-name="Standard">- Prévoir des niveaux aux actions (moins cher et moins efficace, plus cher et plus efficace).</text:p>
      <text:p text:style-name="Standard">- Pop up au début de chaque année : commune a écolabel ou non ?</text:p>
      <text:p text:style-name="Standard">- « Water waste » → « Waste water »</text:p>
      <text:p text:style-name="Standard">- Baisser prix de maintenance eaux usées ?</text:p>
      <text:p text:style-name="Standard">- Possibilité de transférer de l’argent entre les joueurs ? (ex : fin du tour, pot commun et négociations sur qui prend combien).</text:p>
      <text:p text:style-name="Standard">- Backup plans (au cas où on ait un crash, il faudrait qu’on puisse faire tourner un modèle de manière très simple). </text:p>
      <text:p text:style-name="Standard">- Améliorer la lisibilité des graphs (trop d’informations)</text:p>
      <text:p text:style-name="Standard">- Problème majeur à résoudre : les équipes de ramassage ramassent un taux de déchets solides fixe, quel que soit l’année, il faudrait que ce taux soit également relativisé en fonction de l’augmentation de la population (si la population augmente de 5% par an, augmenter la capacité de ramassage fixe de 5% tous les an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meta:creation-date>2022-05-20T13:23:00Z</meta:creation-date>
    <dc:date>2022-05-20T19:07:25.151706068</dc:date>
    <meta:editing-cycles>12</meta:editing-cycles>
    <meta:editing-duration>PT2H42M48S</meta:editing-duration>
    <meta:document-statistic meta:table-count="0" meta:image-count="0" meta:object-count="0" meta:page-count="1" meta:paragraph-count="23" meta:word-count="295" meta:character-count="1699" meta:non-whitespace-character-count="1425"/>
    <meta:template xlink:type="simple" xlink:actuate="onRequest" xlink:title="" xlink:href="Normal.dotm"/>
  </office:meta>
</office:document-meta>
</file>